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 New Roman1" svg:font-family="'Times New Roman'"/>
    <style:font-face style:name="Times New Roman2" svg:font-family="'Times New Roman'" style:font-family-generic="roman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language="uk" fo:country="UA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Times New Roman1" fo:font-size="10pt" fo:language="uk" fo:country="UA"/>
    </style:style>
    <style:style style:name="P3" style:family="paragraph">
      <style:paragraph-properties fo:text-align="center"/>
    </style:style>
    <style:style style:name="P4" style:family="paragraph">
      <style:text-properties fo:font-size="12pt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language="uk" fo:country="UA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Times New Roman1" fo:font-size="10pt" fo:language="uk" fo:country="UA"/>
    </style:style>
    <style:style style:name="T1" style:family="text">
      <style:text-properties style:font-name="Times New Roman2" fo:font-size="12pt" fo:language="ru" fo:country="RU" fo:font-weight="bold" style:font-name-complex="Times New Roman2" style:font-weight-complex="bold"/>
    </style:style>
    <style:style style:name="T2" style:family="text">
      <style:text-properties fo:font-size="12pt"/>
    </style:style>
    <style:style style:name="T3" style:family="text">
      <style:text-properties style:text-position="-25% 100%" style:font-name="Times New Roman2" fo:font-size="12pt" fo:language="uk" fo:country="UA" style:font-size-asian="12pt" style:font-name-complex="Times New Roman2" style:font-size-complex="12pt"/>
    </style:style>
    <style:style style:name="T4" style:family="text">
      <style:text-properties style:font-name="Times New Roman2" fo:font-size="12pt" fo:language="ru" fo:country="RU" style:font-name-complex="Times New Roman2"/>
    </style:style>
    <style:style style:name="T5" style:family="text">
      <style:text-properties style:font-name="Times New Roman2" fo:font-size="12pt" fo:language="uk" fo:country="UA" style:font-name-complex="Times New Roman2"/>
    </style:style>
    <style:style style:name="T6" style:family="text">
      <style:text-properties style:font-name="Times New Roman2" fo:font-size="11pt" fo:language="uk" fo:country="UA" style:font-name-complex="Times New Roman2" style:font-size-complex="11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5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5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0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МР_1" text:anchor-type="page" text:anchor-page-number="1" svg:x="6.985cm" svg:y="15.36cm" svg:width="11.7cm" draw:z-index="0">
        <draw:text-box fo:min-height="0.547cm">
          <text:p text:style-name="P1">!МР_1!</text:p>
        </draw:text-box>
      </draw:frame>
      <draw:frame draw:style-name="fr1" draw:name="МР_2" text:anchor-type="page" text:anchor-page-number="1" svg:x="3.852cm" svg:y="16.057cm" svg:width="14.806cm" draw:z-index="1">
        <draw:text-box fo:min-height="0.538cm">
          <text:p text:style-name="P1">!МР_2!</text:p>
        </draw:text-box>
      </draw:frame>
      <draw:frame draw:style-name="fr1" draw:name="ОР_2" text:anchor-type="page" text:anchor-page-number="1" svg:x="3.798cm" svg:y="17.263cm" svg:width="12.293cm" draw:z-index="2">
        <draw:text-box fo:min-height="0.441cm">
          <text:p text:style-name="P1">!ОР_2!</text:p>
        </draw:text-box>
      </draw:frame>
      <draw:frame draw:style-name="fr1" draw:name="ОР_1" text:anchor-type="page" text:anchor-page-number="1" svg:x="9.296cm" svg:y="16.628cm" svg:width="9.95cm" draw:z-index="3">
        <draw:text-box fo:min-height="0.542cm">
          <text:p text:style-name="P1">!ОР_1!</text:p>
        </draw:text-box>
      </draw:frame>
      <draw:frame draw:style-name="fr1" draw:name="Керівник" text:anchor-type="page" text:anchor-page-number="1" svg:x="13.958cm" svg:y="20.505cm" svg:width="3.328cm" draw:z-index="4">
        <draw:text-box fo:min-height="0.469cm">
          <text:p text:style-name="P2">!Керівник!</text:p>
        </draw:text-box>
      </draw:frame>
      <draw:frame text:anchor-type="page" text:anchor-page-number="1" draw:z-index="5" draw:style-name="gr1" svg:width="4.502cm" svg:height="0.532cm" svg:x="12.185cm" svg:y="6.004cm">
        <draw:text-box>
          <text:p text:style-name="P3"><text:span text:style-name="T1">!ПОВТОРНО!</text:span><text:span text:style-name="T2"> </text:span></text:p>
        </draw:text-box>
      </draw:frame>
      <draw:frame text:anchor-type="page" text:anchor-page-number="1" draw:z-index="6" draw:style-name="gr2" draw:text-style-name="P3" svg:width="19.001cm" svg:height="1.253cm" svg:x="-5.609cm" svg:y="7.586cm">
        <draw:text-box>
          <text:p text:style-name="P3"><text:span text:style-name="T2">!ПрП!</text:span></text:p>
        </draw:text-box>
      </draw:frame>
      <draw:frame text:anchor-type="page" text:anchor-page-number="1" draw:z-index="7" draw:style-name="gr1" svg:width="5.024cm" svg:height="0.532cm" svg:x="4.316cm" svg:y="8.544cm">
        <draw:text-box>
          <text:p text:style-name="P3"><text:span text:style-name="T2">!ІмП!</text:span></text:p>
        </draw:text-box>
      </draw:frame>
      <draw:frame text:anchor-type="page" text:anchor-page-number="1" draw:z-index="8" draw:style-name="gr1" svg:width="5.024cm" svg:height="0.532cm" svg:x="10.714cm" svg:y="8.55cm">
        <draw:text-box>
          <text:p text:style-name="P3"><text:span text:style-name="T2">!ПбП!</text:span></text:p>
        </draw:text-box>
      </draw:frame>
      <draw:frame text:anchor-type="page" text:anchor-page-number="1" draw:z-index="9" draw:style-name="gr1" svg:width="12.503cm" svg:height="0.638cm" svg:x="6.234cm" svg:y="9.237cm">
        <draw:text-box>
          <text:p><text:span text:style-name="T3">!ДСддммрррр! року</text:span></text:p>
        </draw:text-box>
      </draw:frame>
      <draw:frame text:anchor-type="page" text:anchor-page-number="1" draw:z-index="10" draw:style-name="gr1" svg:width="13.122cm" svg:height="0.532cm" svg:x="4.789cm" svg:y="9.925cm">
        <draw:text-box>
          <text:p><text:span text:style-name="T4">!ЧМПрописом! </text:span><text:span text:style-name="T5">!РПрописом! </text:span><text:span text:style-name="T4">року</text:span></text:p>
        </draw:text-box>
      </draw:frame>
      <draw:frame text:anchor-type="page" text:anchor-page-number="1" draw:z-index="11" draw:style-name="gr3" draw:text-style-name="P4" svg:width="3.001cm" svg:height="0.532cm" svg:x="3.731cm" svg:y="11.007cm">
        <draw:text-box>
          <text:p><text:span text:style-name="T5">!вік!</text:span></text:p>
        </draw:text-box>
      </draw:frame>
      <draw:frame text:anchor-type="page" text:anchor-page-number="1" draw:z-index="12" draw:style-name="gr3" draw:text-style-name="P4" svg:width="1.398cm" svg:height="0.532cm" svg:x="8.52cm" svg:y="11.536cm">
        <draw:text-box>
          <text:p><text:span text:style-name="T5">!рр!</text:span></text:p>
        </draw:text-box>
      </draw:frame>
      <draw:frame text:anchor-type="page" text:anchor-page-number="1" draw:z-index="13" draw:style-name="gr3" draw:text-style-name="P4" svg:width="3.396cm" svg:height="0.532cm" svg:x="10.022cm" svg:y="11.541cm">
        <draw:text-box>
          <text:p text:style-name="P3"><text:span text:style-name="T5">!МММ!</text:span></text:p>
        </draw:text-box>
      </draw:frame>
      <draw:frame text:anchor-type="page" text:anchor-page-number="1" draw:z-index="14" draw:style-name="gr3" draw:text-style-name="P4" svg:width="1.793cm" svg:height="0.532cm" svg:x="14.129cm" svg:y="11.541cm">
        <draw:text-box>
          <text:p><text:span text:style-name="T5">!ЧЧ!</text:span></text:p>
        </draw:text-box>
      </draw:frame>
      <draw:frame text:anchor-type="page" text:anchor-page-number="1" draw:z-index="15" draw:style-name="gr3" draw:text-style-name="P4" svg:width="1.793cm" svg:height="0.532cm" svg:x="10.282cm" svg:y="12.144cm">
        <draw:text-box>
          <text:p><text:span text:style-name="T5">!НАЗ!</text:span></text:p>
        </draw:text-box>
      </draw:frame>
      <draw:frame text:anchor-type="page" text:anchor-page-number="1" draw:z-index="16" draw:style-name="gr4" draw:text-style-name="P4" svg:width="11.921cm" svg:height="0.53cm" svg:x="6.6cm" svg:y="12.779cm">
        <draw:text-box>
          <text:p><text:span text:style-name="T6">!ДС!</text:span></text:p>
        </draw:text-box>
      </draw:frame>
      <draw:frame text:anchor-type="page" text:anchor-page-number="1" draw:z-index="17" draw:style-name="gr4" draw:text-style-name="P4" svg:width="11.921cm" svg:height="0.53cm" svg:x="6.6cm" svg:y="13.36cm">
        <draw:text-box>
          <text:p><text:span text:style-name="T6">!ОСобл!</text:span></text:p>
        </draw:text-box>
      </draw:frame>
      <draw:frame text:anchor-type="page" text:anchor-page-number="1" draw:z-index="18" draw:style-name="gr4" draw:text-style-name="P4" svg:width="11.921cm" svg:height="0.53cm" svg:x="6.6cm" svg:y="14.021cm">
        <draw:text-box>
          <text:p><text:span text:style-name="T6">!РСРайон!</text:span></text:p>
        </draw:text-box>
      </draw:frame>
      <draw:frame text:anchor-type="page" text:anchor-page-number="1" draw:z-index="19" draw:style-name="gr4" draw:text-style-name="P4" svg:width="11.921cm" svg:height="0.53cm" svg:x="6.6cm" svg:y="14.63cm">
        <draw:text-box>
          <text:p><text:span text:style-name="T6">!МСС! !МС!</text:span></text:p>
        </draw:text-box>
      </draw:frame>
      <text:p text:style-name="Standard"><draw:frame text:anchor-type="paragraph" draw:z-index="20" draw:style-name="gr5" svg:width="1.456cm" svg:height="0.856cm" svg:x="3.03cm" svg:y="16.609cm"><draw:text-box><text:p>!двчч!</text:p></draw:text-box></draw:frame><draw:frame text:anchor-type="paragraph" draw:z-index="21" draw:style-name="gr6" svg:width="3.52cm" svg:height="0.609cm" svg:x="3.983cm" svg:y="16.577cm"><draw:text-box><text:p text:style-name="P3"><text:span text:style-name="T5">!двммм!</text:span></text:p></draw:text-box></draw:frame><draw:frame text:anchor-type="paragraph" draw:z-index="22" draw:style-name="gr6" svg:width="1.694cm" svg:height="0.609cm" svg:x="7.105cm" svg:y="16.545cm"><draw:text-box><text:p text:style-name="P3"><text:span text:style-name="T5">!дврр!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1" svg:font-family="'Times New Roman'"/>
    <style:font-face style:name="Times New Roman2" svg:font-family="'Times New Roman'" style:font-family-generic="roman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Vladimir Koltsov</meta:initial-creator>
    <meta:creation-date>2008-03-31T12:24:46</meta:creation-date>
    <dc:date>2008-05-17T15:32:12</dc:date>
    <meta:printed-by>Valdimir Koltsov</meta:printed-by>
    <meta:print-date>2008-04-06T10:04:07</meta:print-date>
    <meta:editing-cycles>48</meta:editing-cycles>
    <meta:editing-duration>PT6H3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9" meta:character-count="34"/>
  </office:meta>
</office:document-meta>
</file>